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5-11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5-08-1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5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5-03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4-10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4-07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4-04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4-01-1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3-11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3-07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3-04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3-0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2-10-1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2-07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2-06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1-12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1-02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20-08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9-09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9-06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9-03-0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8-11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8-08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8-05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8-02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7-10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7-07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7-05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7-03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6-12-0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6-09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6-05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6-02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5-08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5-06-2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5-03-1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4-11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4-09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4-06-0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4-02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3-09-1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3-05-2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3-03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2-12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2-08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2-05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2-02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1-12-0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1-07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1-05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1-02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0-11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0-08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0-07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0-05-1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10-02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9-12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9-08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9-05-1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9-03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8-12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8-07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8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8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7-10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7-08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7-05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7-02-0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6-11-1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6-07-1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6-04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1-03-0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9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7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6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35076373501</text:p>
          </table:table-cell>
          <table:table-cell office:value-type="string" calcext:value-type="string">
            <text:p>59F <text:s/>1 SOW 027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6" meta:object-count="0"/>
    <meta:user-defined meta:name="AppVersion">3.0</meta:user-defined>
  </office:meta>
</office:document-meta>
</file>